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fo:language="en" fo:country="GB"/>
    </style:style>
    <style:style style:name="P3" style:parent-style-name="Standaard" style:family="paragraph">
      <style:text-properties fo:language="en" fo:country="GB"/>
    </style:style>
    <style:style style:name="P4" style:parent-style-name="Lijstalinea" style:list-style-name="LFO1" style:family="paragraph">
      <style:text-properties fo:language="en" fo:country="GB"/>
    </style:style>
    <style:style style:name="P5" style:parent-style-name="Lijstalinea" style:list-style-name="LFO1" style:family="paragraph">
      <style:text-properties fo:language="en" fo:country="GB"/>
    </style:style>
    <style:style style:name="P6" style:parent-style-name="Lijstalinea" style:list-style-name="LFO1" style:family="paragraph">
      <style:text-properties fo:language="en" fo:country="GB"/>
    </style:style>
    <style:style style:name="P7" style:parent-style-name="Lijstalinea" style:list-style-name="LFO1" style:family="paragraph">
      <style:text-properties fo:language="en" fo:country="GB"/>
    </style:style>
    <style:style style:name="P8" style:parent-style-name="Standaard" style:family="paragraph">
      <style:text-properties fo:language="en" fo:country="GB"/>
    </style:style>
    <style:style style:name="T9" style:parent-style-name="Standaardalinea-lettertype" style:family="text">
      <style:text-properties fo:language="en" fo:country="US"/>
    </style:style>
    <style:style style:name="P10" style:parent-style-name="Standaard" style:family="paragraph">
      <style:text-properties fo:language="en" fo:country="GB"/>
    </style:style>
    <style:style style:name="P11" style:parent-style-name="Lijstalinea" style:list-style-name="LFO2" style:family="paragraph">
      <style:text-properties fo:language="en" fo:country="GB"/>
    </style:style>
    <style:style style:name="P12" style:parent-style-name="Lijstalinea" style:list-style-name="LFO2" style:family="paragraph">
      <style:text-properties fo:language="en" fo:country="GB"/>
    </style:style>
    <style:style style:name="P13" style:parent-style-name="Standaard" style:family="paragraph">
      <style:text-properties fo:language="en" fo:country="GB"/>
    </style:style>
    <style:style style:name="P14" style:parent-style-name="Standaard" style:family="paragraph">
      <style:text-properties fo:language="en" fo:country="GB"/>
    </style:style>
    <style:style style:name="P15" style:parent-style-name="Standaard" style:family="paragraph">
      <style:text-properties fo:language="en" fo:country="GB"/>
    </style:style>
    <style:style style:name="P16" style:parent-style-name="Standaard" style:family="paragraph">
      <style:text-properties fo:language="en" fo:country="GB"/>
    </style:style>
    <style:style style:name="P17" style:parent-style-name="Standaard" style:family="paragraph">
      <style:text-properties fo:language="en" fo:country="GB"/>
    </style:style>
    <style:style style:name="P18" style:parent-style-name="Standaard" style:family="paragraph">
      <style:text-properties fo:language="en" fo:country="GB"/>
    </style:style>
    <style:style style:name="P19" style:parent-style-name="Standaard" style:family="paragraph">
      <style:text-properties fo:language="en" fo:country="GB"/>
    </style:style>
    <style:style style:name="P20" style:parent-style-name="Standaard" style:family="paragraph">
      <style:text-properties fo:language="en" fo:country="GB"/>
    </style:style>
    <style:style style:name="P21" style:parent-style-name="Standaard" style:family="paragraph">
      <style:text-properties fo:language="en" fo:country="GB"/>
    </style:style>
    <style:style style:name="P22" style:parent-style-name="Standaard" style:family="paragraph">
      <style:text-properties fo:language="en" fo:country="GB"/>
    </style:style>
    <style:style style:name="P23" style:parent-style-name="Standaard" style:family="paragraph">
      <style:text-properties fo:language="en" fo:country="GB"/>
    </style:style>
    <style:style style:name="P24" style:parent-style-name="Standaard" style:family="paragraph">
      <style:text-properties fo:language="en" fo:country="GB"/>
    </style:style>
    <style:style style:name="P25" style:parent-style-name="Standaard" style:family="paragraph">
      <style:text-properties fo:language="en" fo:country="GB"/>
    </style:style>
    <style:style style:name="P26" style:parent-style-name="Standaard" style:family="paragraph">
      <style:text-properties fo:language="en" fo:country="GB"/>
    </style:style>
    <style:style style:name="P27" style:parent-style-name="Standaard" style:family="paragraph">
      <style:text-properties fo:language="en" fo:country="GB"/>
    </style:style>
    <style:style style:name="P28" style:parent-style-name="Standaard" style:family="paragraph">
      <style:text-properties fo:language="en" fo:country="GB"/>
    </style:style>
    <style:style style:name="P29" style:parent-style-name="Standaard"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text-properties fo:language="en" fo:country="GB"/>
    </style:style>
    <style:style style:name="P32" style:parent-style-name="Standaard"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text-properties fo:language="en" fo:country="GB"/>
    </style:style>
    <style:style style:name="P35" style:parent-style-name="Standaard" style:family="paragraph">
      <style:text-properties fo:language="en" fo:country="GB"/>
    </style:style>
    <style:style style:name="P36" style:parent-style-name="Standaard" style:family="paragraph">
      <style:text-properties fo:language="en" fo:country="GB"/>
    </style:style>
    <style:style style:name="P37" style:parent-style-name="Standaard" style:family="paragraph">
      <style:text-properties fo:language="en" fo:country="GB"/>
    </style:style>
    <style:style style:name="P38" style:parent-style-name="Standaard" style:family="paragraph">
      <style:text-properties fo:language="en" fo:country="GB"/>
    </style:style>
    <style:style style:name="P39" style:parent-style-name="Standaard" style:family="paragraph">
      <style:text-properties fo:language="en" fo:country="GB"/>
    </style:style>
    <style:style style:name="P40" style:parent-style-name="Standaard" style:family="paragraph">
      <style:text-properties fo:language="en" fo:country="GB"/>
    </style:style>
    <style:style style:name="P41" style:parent-style-name="Standaard" style:family="paragraph">
      <style:text-properties fo:language="en" fo:country="GB"/>
    </style:style>
    <style:style style:name="P42" style:parent-style-name="Standaard" style:family="paragraph">
      <style:text-properties fo:language="en" fo:country="GB"/>
    </style:style>
    <style:style style:name="P43" style:parent-style-name="Standaard" style:family="paragraph">
      <style:text-properties fo:language="en" fo:country="GB"/>
    </style:style>
    <style:style style:name="P44" style:parent-style-name="Standaard" style:family="paragraph">
      <style:text-properties fo:language="en" fo:country="GB"/>
    </style:style>
    <style:style style:name="P45" style:parent-style-name="Standaard" style:family="paragraph">
      <style:paragraph-properties fo:border-top="none" fo:border-left="none" fo:border-bottom="0.0104in solid #000000" fo:border-right="none" fo:padding-top="0in" fo:padding-left="0in" fo:padding-bottom="0.0138in" fo:padding-right="0in" style:shadow="none"/>
      <style:text-properties fo:language="en" fo:country="GB"/>
    </style:style>
    <style:style style:name="P46" style:parent-style-name="Standaard" style:family="paragraph">
      <style:text-properties fo:language="en" fo:country="GB"/>
    </style:style>
    <style:style style:name="P47" style:parent-style-name="Standaard" style:family="paragraph">
      <style:text-properties fo:language="en" fo:country="GB"/>
    </style:style>
    <style:style style:name="P48" style:parent-style-name="Standaard" style:family="paragraph">
      <style:text-properties fo:language="en" fo:country="GB"/>
    </style:style>
    <style:style style:name="P49" style:parent-style-name="Standaard" style:family="paragraph">
      <style:text-properties fo:language="en" fo:country="GB"/>
    </style:style>
    <style:style style:name="P50" style:parent-style-name="Lijstalinea" style:list-style-name="LFO3" style:family="paragraph">
      <style:text-properties fo:language="en" fo:country="GB"/>
    </style:style>
    <style:style style:name="P51" style:parent-style-name="Lijstalinea" style:list-style-name="LFO3" style:family="paragraph">
      <style:text-properties fo:language="en" fo:country="GB"/>
    </style:style>
    <style:style style:name="P52" style:parent-style-name="Lijstalinea" style:list-style-name="LFO3" style:family="paragraph">
      <style:text-properties fo:language="en" fo:country="GB"/>
    </style:style>
    <style:style style:name="P53" style:parent-style-name="Lijstalinea" style:list-style-name="LFO3" style:family="paragraph">
      <style:text-properties fo:language="en" fo:country="GB"/>
    </style:style>
    <style:style style:name="P54" style:parent-style-name="Lijstalinea" style:list-style-name="LFO3" style:family="paragraph">
      <style:text-properties fo:language="en" fo:country="GB"/>
    </style:style>
    <style:style style:name="P55" style:parent-style-name="Lijstalinea" style:list-style-name="LFO3" style:family="paragraph">
      <style:text-properties fo:language="en" fo:country="GB"/>
    </style:style>
    <style:style style:name="P56" style:parent-style-name="Lijstalinea" style:list-style-name="LFO3" style:family="paragraph">
      <style:text-properties fo:language="en" fo:country="GB"/>
    </style:style>
    <style:style style:name="P57" style:parent-style-name="Lijstalinea" style:list-style-name="LFO3" style:family="paragraph">
      <style:text-properties fo:language="en" fo:country="GB"/>
    </style:style>
    <style:style style:name="P58" style:parent-style-name="Lijstalinea" style:list-style-name="LFO3" style:family="paragraph">
      <style:text-properties fo:language="en" fo:country="GB"/>
    </style:style>
    <style:style style:name="P59" style:parent-style-name="Lijstalinea" style:list-style-name="LFO3" style:family="paragraph">
      <style:text-properties fo:language="en" fo:country="GB"/>
    </style:style>
    <style:style style:name="P60" style:parent-style-name="Standaard" style:family="paragraph">
      <style:text-properties fo:language="en" fo:country="GB"/>
    </style:style>
    <style:style style:name="P61" style:parent-style-name="Standaard" style:family="paragraph">
      <style:text-properties fo:language="en" fo:country="GB"/>
    </style:style>
    <style:style style:name="P62" style:parent-style-name="Standaard" style:family="paragraph">
      <style:text-properties fo:language="en" fo:country="GB"/>
    </style:style>
    <style:style style:name="P63" style:parent-style-name="Standaard" style:family="paragraph">
      <style:text-properties fo:language="en" fo:country="GB"/>
    </style:style>
    <style:style style:name="P64" style:parent-style-name="Standaard" style:family="paragraph">
      <style:text-properties fo:language="en" fo:country="GB"/>
    </style:style>
    <style:style style:name="P65" style:parent-style-name="Standaard" style:family="paragraph">
      <style:text-properties fo:language="en" fo:country="GB"/>
    </style:style>
    <style:style style:name="P66" style:parent-style-name="Standaard" style:family="paragraph">
      <style:text-properties fo:language="en" fo:country="GB"/>
    </style:style>
    <style:style style:name="P67" style:parent-style-name="Lijstalinea" style:list-style-name="LFO4" style:family="paragraph">
      <style:text-properties fo:language="en" fo:country="GB"/>
    </style:style>
    <style:style style:name="P68" style:parent-style-name="Lijstalinea" style:list-style-name="LFO4" style:family="paragraph">
      <style:text-properties fo:language="en" fo:country="GB"/>
    </style:style>
    <style:style style:name="P69" style:parent-style-name="Lijstalinea" style:list-style-name="LFO4" style:family="paragraph">
      <style:text-properties fo:language="en" fo:country="GB"/>
    </style:style>
    <style:style style:name="P70" style:parent-style-name="Standaard" style:family="paragraph">
      <style:text-properties fo:language="en" fo:country="GB"/>
    </style:style>
    <style:style style:name="P71" style:parent-style-name="Lijstalinea" style:list-style-name="LFO5" style:family="paragraph">
      <style:text-properties fo:language="en" fo:country="GB"/>
    </style:style>
    <style:style style:name="P72" style:parent-style-name="Lijstalinea" style:list-style-name="LFO5" style:family="paragraph">
      <style:text-properties fo:language="en" fo:country="GB"/>
    </style:style>
    <style:style style:name="P73" style:parent-style-name="Lijstalinea" style:list-style-name="LFO5" style:family="paragraph">
      <style:text-properties fo:language="en" fo:country="GB"/>
    </style:style>
    <style:style style:name="P74" style:parent-style-name="Standaard" style:family="paragraph">
      <style:text-properties fo:language="en" fo:country="GB"/>
    </style:style>
    <style:style style:name="P75" style:parent-style-name="Lijstalinea" style:list-style-name="LFO6" style:family="paragraph">
      <style:text-properties fo:language="en" fo:country="GB"/>
    </style:style>
    <style:style style:name="P76" style:parent-style-name="Lijstalinea" style:list-style-name="LFO6" style:family="paragraph">
      <style:text-properties fo:language="en" fo:country="GB"/>
    </style:style>
    <style:style style:name="P77" style:parent-style-name="Standaard" style:family="paragraph">
      <style:text-properties fo:language="en" fo:country="GB"/>
    </style:style>
    <style:style style:name="P78" style:parent-style-name="Lijstalinea" style:list-style-name="LFO7" style:family="paragraph">
      <style:text-properties fo:language="en" fo:country="GB"/>
    </style:style>
  </office:automatic-styles>
  <office:body>
    <office:text text:use-soft-page-breaks="true">
      <text:p text:style-name="P1">Agile development 14, 18, 29–30, 32, 46, 50, 63–64, 68, 70, 72</text:p>
      <text:p text:style-name="Standaard">Wat zijn de Agile methodes?<text:s/><text:span text:style-name="T2">P.29</text:span></text:p>
      <text:p text:style-name="P3">For example, Agile development involves small iterations of software design, build, and test that happen on a continuous basis,<text:s/>supported by on-going planning. So test activities are also happening on an iterative, continuous basis within this software development approach. Even in sequential software development, the stepped logical sequence of main groups of activities will involve overlap, combination, concurrency, or omission, so tailoring these main groups of activities within the context of the system and the project is usually required.</text:p>
      <text:list text:style-name="LFO1" text:continue-numbering="true">
        <text:list-item>
          <text:p text:style-name="P4">Rational Unified Process: Each iteration tends to be relatively long (e.g., two to three months), and the feature increments are correspondingly large, such as two or three groups of related features<text:s/></text:p>
        </text:list-item>
        <text:list-item>
          <text:p text:style-name="P5">Scrum: Each iteration tends to be relatively short (e.g., hours, days, or a few weeks), and the feature increments are correspondingly small, such as a few enhancements and/or two or three new features</text:p>
        </text:list-item>
        <text:list-item>
          <text:p text:style-name="P6">Kanban: Implemented with or without fixed-length iterations, which can deliver either a single enhancement or feature upon completion, or can group features together to release at once</text:p>
        </text:list-item>
        <text:list-item>
          <text:p text:style-name="P7">Spiral: Involves creating experimental increments, some of which may be heavily re-worked or even abandoned in subsequent development work</text:p>
        </text:list-item>
      </text:list>
      <text:p text:style-name="P8"/>
      <text:p text:style-name="Standaard">Hoe maak je een risico- analyse?<text:s/><text:span text:style-name="T9">P.32</text:span></text:p>
      <text:p text:style-name="P10">Risk analyses takes place in two places:</text:p>
      <text:list text:style-name="LFO2" text:continue-numbering="true">
        <text:list-item>
          <text:p text:style-name="P11">Release planning: business representatives who know<text:s/>the features in the release provide a high-level overview of the risks, and the whole team, including the tester(s), may assist in the risk identification and assessment.</text:p>
        </text:list-item>
        <text:list-item>
          <text:p text:style-name="P12">Iteration planning: the whole team identifies and assesses the quality risks.</text:p>
        </text:list-item>
      </text:list>
      <text:p text:style-name="P13"/>
      <text:p text:style-name="P14">As mentioned earlier, an iteration starts with iteration planning, which culminates in estimated tasks on a task board. These tasks can be prioritized in part based on the level of quality risk associated with them. Tasks associated with higher risks should start earlier and involve more testing effort. Tasks associated with lower risks should start later and involve less testing effort. An example of how the quality risk analysis process in an Agile project may be carried out during iteration planning is outlined in the following steps:</text:p>
      <text:p text:style-name="P15">1. Gather the Agile team members together, including the tester(s)</text:p>
      <text:p text:style-name="P16">2. List all the backlog items for the current iteration (e.g., on a task board)</text:p>
      <text:p text:style-name="P17">3. Identify the quality risks associated with each item, considering all<text:s/>relevant quality</text:p>
      <text:p text:style-name="P18">characteristics</text:p>
      <text:p text:style-name="P19">4. Assess each identified risk, which includes two activities: categorizing the risk and determining</text:p>
      <text:p text:style-name="P20">its level of risk based on the impact and the likelihood of defects</text:p>
      <text:p text:style-name="P21">5. Determine the extent of testing proportional to the<text:s/>level of risk.</text:p>
      <text:p text:style-name="P22">6. Select the appropriate test technique(s) to mitigate each risk, based on the risk, the level of</text:p>
      <text:p text:style-name="P23">risk, and the relevant quality characteristic.<text:line-break/></text:p>
      <text:p text:style-name="P24">The tester then designs, implements, and executes tests to mitigate the risks. This includes<text:s/>the totality of features, behaviours, quality characteristics, and attributes that affect customer, user, and stakeholder satisfaction. Throughout the project, the team should remain aware of additional information that may change the set of risks and/or the level of risk associated with known quality risks. Periodic adjustment of the quality risk analysis, which results in adjustments to the tests, should occur. Adjustments include identifying new risks, re-assessing the level of existing risks, and evaluating the effectiveness of risk mitigation activities. Quality risks can also be mitigated before test execution starts. For example, if problems with the user stories are found during risk identification, the project team can thoroughly review user stories<text:s/>as a mitigating strategy</text:p>
      <text:p text:style-name="Standaard">test strategy 67-68</text:p>
      <text:p text:style-name="Standaard">Hoe wordt dan een teststrategie bepaald? Denk aan hoe zwaar er getest moet worden.</text:p>
      <text:p text:style-name="P25">A test strategy provides a generalized description of the test process, usually at the product or organizational level. Common<text:s/>types of test strategies include:</text:p>
      <text:p text:style-name="P26">Analytical: This type of test strategy is based on an analysis of some factor (e.g., requirement or risk). Risk-based testing is an example of an analytical approach, where tests are designed and prioritized based on the level of risk.</text:p>
      <text:p text:style-name="P27">Model-Based: In this type of test strategy, tests are designed based on some model of some required aspect of the product, such as a function, a business process, an internal structure, or a non-functional characteristic (e.g., reliability).<text:s/>Examples of such models include business process models, state models, and reliability growth models.</text:p>
      <text:p text:style-name="P28">Methodical: This type of test strategy relies on making systematic use of some predefined set of tests or test conditions, such as a taxonomy of common or<text:s/>likely types of failures, a list of important quality characteristics, or company-wide look-and-feel standards for mobile apps or web pages.</text:p>
      <text:p text:style-name="P29">Process-compliant (or standard-compliant): This type of test strategy involves analyzing, designing, and implementing tests based on external rules and standards, such as those specified by industry-specific standards, by process documentation, by the rigorous identification and use of the test basis, or by any process or standard imposed on or by the organization.</text:p>
      <text:p text:style-name="P30">Directed (or consultative): This type of test strategy is driven primarily by the advice, guidance, or instructions of stakeholders, business domain experts, or technology experts, who may be outside the test team or outside the organization itself.</text:p>
      <text:p text:style-name="P31">Regression-averse: This type of test strategy is motivated by a desire to avoid regression of existing capabilities. This test strategy includes reuse of existing testware (especially test cases and test data), extensive automation of regression tests, and standard test suites.</text:p>
      <text:p text:style-name="P32">Reactive: In this type of test strategy, testing is reactive to the component or system being tested, and the events occurring during test execution, rather than being pre-planned (as the preceding strategies are). Tests are designed and implemented, and may immediately be executed in response to knowledge gained from prior test results. Exploratory testing is a common technique employed in reactive strategies.<text:s/></text:p>
      <text:p text:style-name="P33">An appropriate test strategy is often created by combining several of these types<text:s/>of test strategies. For example, risk-based testing (an analytical strategy) can be combined with exploratory testing (a reactive strategy); they complement each other and may achieve more effective testing when used together. While the test strategy provides a generalized description of the test process, the test approach tailors the test strategy for a particular project or release. The test approach is the starting point for selecting the test techniques, test levels, and test types, and for defining the entry criteria and exit criteria (or definition of ready and definition of done, respectively). The tailoring of the strategy is based on decisions made in relation to the complexity and goals of the project, the type of product being developed, and product risk analysis. The selected approach depends on the context and may consider factors such as risks, safety, available resources and skills, technology, the nature of the system (e.g., custom-built versus COTS), test objectives, and regulations.</text:p>
      <text:p text:style-name="P34"/>
      <text:p text:style-name="Standaard">Welke<text:s/>technieken zijn? test techniques P.56</text:p>
      <text:p text:style-name="P35">Seven Testing Principles</text:p>
      <text:p text:style-name="P36">A number of testing principles have been suggested over the past 50 years and offer general guidelines common for all testing.</text:p>
      <text:p text:style-name="P37">1. Testing shows the presence of defects, not their absence. Testing can show that defects are present, but cannot prove that there are no defects. Testing reduces the probability of undiscovered defects remaining in the software but, even if no defects are found, testing is not a proof of correctness.</text:p>
      <text:p text:style-name="P38">2. Exhaustive testing is impossible. Testing everything (all combinations of inputs and preconditions) is not feasible except for trivial cases. Rather than attempting to test exhaustively, risk analysis, test techniques, and priorities should be used to focus test efforts.</text:p>
      <text:p text:style-name="P39">3. Early testing saves time and money. To find defects early, both static and dynamic test activities should be started as early as possible in the software development lifecycle. Early testing is sometimes referred to as shift left. Testing early in the<text:s/>software development lifecycle helps reduce or eliminate costly changes (see section 3.1).</text:p>
      <text:p text:style-name="P40">4. Defects cluster together. A small number of modules usually contains most of the defects discovered during pre-release testing, or is responsible for most of<text:s/>the operational failures. Predicted defect clusters, and the actual observed defect clusters in test or operation, are an important input into a risk analysis used to focus the test effort (as mentioned in principle 2).</text:p>
      <text:p text:style-name="P41">5. Beware of the pesticide paradox.<text:s/>If the same tests are repeated over and over again, eventually these tests no longer find any new defects. To detect new defects, existing tests and test data may need changing, and new tests may need to be written. (Tests are no longer effective at finding defects, just as pesticides are no longer effective at killing insects after a while.) In some cases, such as automated regression testing, the pesticide paradox has a beneficial outcome, which is the relatively low number of regression defects.</text:p>
      <text:p text:style-name="P42">6.<text:s/>Testing is context dependent. Testing is done differently in different contexts. For example, safety-critical industrial control software is tested differently from an e-commerce mobile app. As another example, testing in an Agile project is done differently than testing in a sequential software development lifecycle project (see section 2.1).</text:p>
      <text:p text:style-name="P43">7. Absence-of-errors is a fallacy. Some organizations expect that testers can run all possible tests and find all possible defects, but principles 2 and 1, respectively, tell us that this is impossible. Further, it is a fallacy (i.e., a mistaken belief) to expect that just finding and fixing a large number of defects will ensure the success of a system. For example, thoroughly testing all specified requirements and fixing all defects found could still produce a system that is difficult to use, that does not fulfill the users’ needs and expectations, or that is inferior compared to other competing systems.</text:p>
      <text:p text:style-name="P44">See Myers 2011, Kaner 2002, Weinberg 2008, and Beizer 1990 for examples of these and other testing principles.</text:p>
      <text:p text:style-name="P45"/>
      <text:p text:style-name="P46"/>
      <text:p text:style-name="P47">Categories of Test Techniques</text:p>
      <text:p text:style-name="P48">The purpose of a test technique, including those discussed in this section, is to help in identifying testconditions, test cases, and test data.</text:p>
      <text:p text:style-name="P49">The choice of which test techniques to use depends on a number of factors, including:<text:s/></text:p>
      <text:list text:style-name="LFO3" text:continue-numbering="true">
        <text:list-item>
          <text:p text:style-name="P50">Component or system complexity<text:s/></text:p>
        </text:list-item>
        <text:list-item>
          <text:p text:style-name="P51">Regulatory standards<text:s/></text:p>
        </text:list-item>
        <text:list-item>
          <text:p text:style-name="P52">Customer or contractual requirements<text:s/></text:p>
        </text:list-item>
        <text:list-item>
          <text:p text:style-name="P53">Risk levels and types<text:s/></text:p>
        </text:list-item>
        <text:list-item>
          <text:p text:style-name="P54">Available documentation<text:s/></text:p>
        </text:list-item>
        <text:list-item>
          <text:p text:style-name="P55">Tester knowledge and skills<text:s/></text:p>
        </text:list-item>
        <text:list-item>
          <text:p text:style-name="P56">Available tools<text:s/></text:p>
        </text:list-item>
        <text:list-item>
          <text:p text:style-name="P57">Time and budget<text:s/></text:p>
        </text:list-item>
        <text:list-item>
          <text:p text:style-name="P58">Software development lifecycle model<text:s/></text:p>
        </text:list-item>
        <text:list-item>
          <text:p text:style-name="P59">The types of defects expected in the component or system</text:p>
        </text:list-item>
      </text:list>
      <text:p text:style-name="P60">Some techniques are more applicable to certain situations and test levels; others are applicable to all test levels. When creating test cases, testers generally<text:s/>use a combination of test techniques to achieve the best results from the test effort. The use of test techniques in the test analysis, test design, and test implementation activities can range from very informal (little to no documentation) to very formal. The appropriate level of formality depends on the context of testing, including the maturity of test and development processes, time constraints, safety or regulatory requirements, the knowledge and skills of the people involved, and the software development lifecycle model being followed.</text:p>
      <text:p text:style-name="P61"/>
      <text:p text:style-name="P62"/>
      <text:p text:style-name="P63"/>
      <text:p text:style-name="P64"/>
      <text:p text:style-name="P65"/>
      <text:p text:style-name="P66">Test techniques are classified as black-box, white-box, or experience-based.</text:p>
      <text:list text:style-name="LFO4" text:continue-numbering="true">
        <text:list-item>
          <text:p text:style-name="P67">Black-box test techniques concentrate on the inputs and outputs of the test object without reference to its internal structure.<text:s/></text:p>
        </text:list-item>
        <text:list-item>
          <text:p text:style-name="P68">White-box test techniques (also called structural or structure-based techniques) are based on an analysis of the architecture, detailed design, internal structure, or the code of the test object. Unlike black-box test techniques, white-box test techniques<text:s/>concentrate on the structure and processing within the test object.</text:p>
        </text:list-item>
        <text:list-item>
          <text:p text:style-name="P69">Experience-based test techniques leverage the experience of developers, testers and users to design, implement, and execute tests. These techniques are often combined with black-box and white-box test techniques.</text:p>
        </text:list-item>
      </text:list>
      <text:p text:style-name="P70">Common characteristics of black-box test techniques include the following:</text:p>
      <text:list text:style-name="LFO5" text:continue-numbering="true">
        <text:list-item>
          <text:p text:style-name="P71">Test conditions, test cases, and test data are derived from a test basis that may include software requirements, specifications, use cases, and user stories.</text:p>
        </text:list-item>
        <text:list-item>
          <text:p text:style-name="P72">Test cases may be used to detect gaps between the requirements and the implementation of the requirements, as well as deviations from the requirements.</text:p>
        </text:list-item>
        <text:list-item>
          <text:p text:style-name="P73">Coverage is measured based on the items tested in the test basis and the technique applied to the test basis.</text:p>
        </text:list-item>
      </text:list>
      <text:p text:style-name="P74">Common characteristics of white-box test techniques include:</text:p>
      <text:list text:style-name="LFO6" text:continue-numbering="true">
        <text:list-item>
          <text:p text:style-name="P75">Test conditions, test cases, and test data are derived from a test basis that may include code, software architecture, detailed design, or any other source of information regarding the structure of the software</text:p>
        </text:list-item>
        <text:list-item>
          <text:p text:style-name="P76">Coverage is measured based on the items tested within a selected structure (e.g., the code or interfaces) and the technique applied to the test basis</text:p>
        </text:list-item>
      </text:list>
      <text:p text:style-name="P77">Common characteristics of experience-based test techniques include:</text:p>
      <text:list text:style-name="LFO7" text:continue-numbering="true">
        <text:list-item>
          <text:p text:style-name="P78">Test conditions, test cases, and test data are derived from a test basis that may include knowledge and experience of testers, developers, users and other stakeholders</text:p>
        </text:list-item>
      </text:list>
      <text:p text:style-name="Standaard">Welke tools zijn er die een tester zouden helpen? test tools 20–24, 40, 44, 46, 50, 56, 65–66, 69, 73–74, 78–82</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24T12:14:00Z</meta:creation-date>
    <dc:date>2021-03-15T12:34:00Z</dc:date>
    <meta:template xlink:href="Normal.dotm" xlink:type="simple"/>
    <meta:editing-cycles>8</meta:editing-cycles>
    <meta:editing-duration>PT29880S</meta:editing-duration>
    <meta:document-statistic meta:page-count="1" meta:paragraph-count="27" meta:word-count="2056" meta:character-count="13752" meta:row-count="97" meta:non-whitespace-character-count="11723"/>
  </office:meta>
</office:document-meta>
</file>